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Consolas" svg:font-family="Consolas"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Segoe UI" svg:font-family="'Segoe UI'" style:font-family-generic="swiss" style:font-pitch="variable"/>
  </office:font-face-decls>
  <office:automatic-styles>
    <style:style style:name="P1" style:family="paragraph" style:parent-style-name="Título_20_1">
      <style:paragraph-properties fo:break-before="page"/>
    </style:style>
    <style:style style:name="P2" style:family="paragraph" style:parent-style-name="Foto" style:master-page-name="MPF0">
      <style:paragraph-properties style:page-number="auto" fo:break-before="page"/>
    </style:style>
    <style:style style:name="P3" style:family="paragraph" style:parent-style-name="Párrafo_20_de_20_lista" style:list-style-name="L1"/>
    <style:style style:name="P4" style:family="paragraph" style:parent-style-name="Párrafo_20_de_20_lista" style:list-style-name="L2"/>
    <style:style style:name="P5" style:family="paragraph" style:parent-style-name="Párrafo_20_de_20_lista" style:list-style-name="L2">
      <style:text-properties fo:font-style="italic" fo:font-weight="bold" style:font-style-asian="italic" style:font-weight-asian="bold" style:font-style-complex="italic" style:font-weight-complex="bold"/>
    </style:style>
    <style:style style:name="T1" style:family="text">
      <style:text-properties style:language-complex="es" style:country-complex="ES"/>
    </style:style>
    <style:style style:name="T2" style:family="text">
      <style:text-properties style:language-asian="es" style:country-asian="ES"/>
    </style:style>
    <style:style style:name="T3" style:family="text">
      <style:text-properties fo:font-weight="bold"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Fuente_20_de_20_párrafo_20_predeter."><text:span text:style-name="T2"><draw:frame draw:style-name="fr1" draw:name="Imagen 1" text:anchor-type="as-char" svg:y="0cm" svg:width="10.16cm" style:rel-width="scale" svg:height="15.24cm" style:rel-height="scale" draw:z-index="0"><draw:image/><svg:desc>Lago glaciar de color azul intenso rodeado por hielo blanco junto a una montaña oscura</svg:desc></draw:frame></text:span></text:span></text:p>
      <text:p text:style-name="Title">PUZZLE DESLIZANTE</text:p>
      <text:p text:style-name="Subtitle">PRáCTICA 1</text:p>
      <text:p text:style-name="Información_20_de_20_contacto">Yolanda Gómez Henche <text:span text:style-name="Fuente_20_de_20_párrafo_20_predeter."><text:span text:style-name="T1">- Borja Martín Alonso | </text:span></text:span>LP - Python<text:span text:style-name="Fuente_20_de_20_párrafo_20_predeter."><text:span text:style-name="T1"> | </text:span></text:span>30/04/2019</text:p>
      <text:h text:style-name="P1" text:outline-level="1">Manual del puzzle: </text:h>
      <text:p text:style-name="Normal">Nuestro puzzle funciona de la siguiente manera: </text:p>
      <text:p text:style-name="Normal">Para empezar, hemos creado un Python file, en el cual primero creamos una lista de números enteros con 16 números, creamos dos variables <text:span text:style-name="Fuente_20_de_20_párrafo_20_predeter."><text:span text:style-name="T3">FILAS y COLUMNAS</text:span></text:span> ambas con un valor de 4 para crear nuestra matriz que más tarde dará como resultado el puzzle.</text:p>
      <text:p text:style-name="Normal">A continuación, se crean todas las funciones necesarias para llevar a cabo una partida. Las cuales vamos a nombre una a una con una pequeña información sobre lo que hacen:</text:p>
      <text:list xml:id="list436998303058831513" text:style-name="L1">
        <text:list-item>
          <text:p text:style-name="P3"><text:span text:style-name="T4">sonIguales</text:span> en la cual lo que vamos a comprobar es que si el vector el cual rellenamos con un bucle for en rango 16 es igual a la lista dada.</text:p>
        </text:list-item>
        <text:list-item>
          <text:p text:style-name="P3"><text:span text:style-name="T4">buscarHueco</text:span> dándole como argumento la Matriz lo que va a hacer es, recorriendo la matriz, mira toda las posiciones comprobando dónde está situado el hueco.</text:p>
        </text:list-item>
        <text:list-item>
          <text:p text:style-name="P3"><text:span text:style-name="T4">dameAdyacentes</text:span> pasándoles como argumento la matriz, la fila del hueco y la columna del hueco: con una serie de if else anidados buscamos que nos retorne los valores adyacentes a la posición del hueco.</text:p>
        </text:list-item>
        <text:list-item>
          <text:p text:style-name="P3"><text:span text:style-name="T4">buscarAdyacente</text:span> pasándole como argumento lo mismo que en la anterior, pero le pasamos adicionalmente el número adyacente escogido por el usuario para poder saber en qué posición se colocará el número adyacente.</text:p>
        </text:list-item>
      </text:list>
      <text:p text:style-name="Normal">Ahora pasamos a crear la clase Puzzle, en la cual, lo primero que vamos a meter es un constructor, sus métodos <text:span text:style-name="T4">get </text:span><text:span text:style-name="T5">pertinentes </text:span>y un método <text:span text:style-name="T4">toString</text:span><text:span text:style-name="T5">. Seguidamente, creamos otra serie de funciones importantes a la hora de realizar el algoritmo.</text:span></text:p>
      <text:list xml:id="list6427035111863248693" text:style-name="L2">
        <text:list-item>
          <text:p text:style-name="P5">mostrarAdyacentes<text:span text:style-name="T5">: imprimirá por pantalla cuáles son los números adyacentes a la posición libre.</text:span></text:p>
        </text:list-item>
        <text:list-item>
          <text:p text:style-name="P5">esAdyacente<text:span text:style-name="T5">: comprobará si el número escogido es o no adyacente al hueco.</text:span></text:p>
        </text:list-item>
        <text:list-item>
          <text:p text:style-name="P4"><text:span text:style-name="T4">esSolucion</text:span><text:span text:style-name="T5">: comprueba si la matriz modificada es igual a la matriz resultante.</text:span></text:p>
        </text:list-item>
        <text:list-item>
          <text:p text:style-name="P4"><text:span text:style-name="T4">recolocarPiezas</text:span><text:span text:style-name="T5">: reordenar las piezas que se van a mover de la matriz, adyacente escogido y hueco, para generar la matriz modificada al realizar dicha recolocación de números.</text:span></text:p>
        </text:list-item>
      </text:list>
      <text:p text:style-name="Normal"><text:soft-page-break/>Una vez creado este Python file creamos una clase main en la cual vamos a probar todos estos métodos para poder jugar una partida.</text:p>
      <text:p text:style-name="Normal">Al principio damos una visión <text:s/>general del puzzle resuelto, explicamos en que consiste el juego para que la persona que vaya a realizar la partida entienda cuál es el fin de este juego y si desea resolver el puzzle mediante las teclas “s” , que representa el SÍ, o “n”, que representa el NO. </text:p>
      <text:p text:style-name="Normal">En el caso de que el usuario acepte el reto de intentar resolver el juego, éste escribe su nombre de usuario y, a continuación, aumentamos el número de partidas que realizará dicho usuario y aparecerá el puzzle desordenado con la posición del hueco y sus números antecedentes, el cual el usuario deberá elegir uno de ellos para poder hacer la recolocación para la nueva matriz de números generada con ese movimiento (aumentando así el numero de movimientos realizados por el usuario). </text:p>
      <text:p text:style-name="Normal">Cuando el usuario lleva realizados 10 movimientos, o cualquier movimiento múltiplo de 10, el juego le pregunta si desea rendirse. Si el jugador afirma de que se rinde, el juego se acaba y aparecerá el siguiente mensaje: “¡Hasta la próxima!”.</text:p>
      <text:p text:style-name="Normal">Al realizar la nueva recolocación de las piezas del puzzle, el juego comprueba que la matriz modificada es exactamente igual que la resultante y, en caso de que sea cierta, el juego se acabará con el mensaje: “¡Hasta la próxima!”.</text:p>
      <text:h text:style-name="Título_20_2" text:outline-level="2">MEJORAS </text:h>
      <text:p text:style-name="Normal">Una de las mejoras que hemos incluido en el juego del Puzzle Deslizante es utilizar un fichero denominado “ganadores.txt” donde guardamos aquellos usuarios que hayan resuelto el puzzle y el número de movimientos que han necesitado para resolverlo. Utilizamos una variable “partidas” que nos servirá para decir cuántas partidas ha realizado dicho usuario y, si lleva más de una partida jugada, sabremos que el jugador ha querido reintentar resolver el puzzle. En caso de conseguir de nuevo el puzzle resuelto, pero esta vez con menor número de movimientos que las anteriores partidas, se guardará esa nueva cifra de movimientos para dicho usuario ganador.</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Consolas" svg:font-family="Consolas"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71cm" svg:stroke-color="#007486" svg:stroke-linecap="butt" draw:fill-color="#00a0b8" fo:wrap-option="wrap" draw:shadow-offset-x="0.3cm" draw:shadow-offset-y="0.3cm" draw:start-line-spacing-horizontal="0.283cm" draw:start-line-spacing-vertical="0.283cm" draw:end-line-spacing-horizontal="0.283cm" draw:end-line-spacing-vertical="0.283cm" style:flow-with-text="true"/>
      <style:paragraph-properties fo:line-height="110%" fo:text-align="start" style:text-autospace="ideograph-alpha" style:line-break="strict" style:writing-mode="lr-tb" style:font-independent-line-spacing="false">
        <style:tab-stops/>
      </style:paragraph-properties>
      <style:text-properties fo:color="#595959" style:text-outline="false" style:text-line-through-style="none" style:text-position="0% 100%" fo:font-size="11pt" fo:letter-spacing="normal" fo:language="es" fo:country="E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212cm" fo:margin-bottom="0.353cm" fo:line-height="11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595959" style:text-outline="false" style:text-line-through-style="none" style:text-position="0% 100%" style:font-name="Constantia" fo:font-size="11pt" fo:letter-spacing="normal" fo:language="es" fo:country="ES" fo:font-style="normal" style:text-underline-style="none" fo:font-weight="normal" style:letter-kerning="false" fo:background-color="transparent" style:font-name-asian="Constantia"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1.058cm" fo:margin-bottom="0.106cm" fo:keep-together="always" fo:hyphenation-ladder-count="no-limit" fo:keep-with-next="always"/>
      <style:text-properties fo:color="#007789" style:font-name="Constantia" fo:font-size="16pt" style:font-name-asian="Times New Roman" style:font-size-asian="16pt" style:font-name-complex="Times New Roman"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423cm" fo:margin-bottom="0cm" fo:keep-together="always" fo:hyphenation-ladder-count="no-limit" fo:keep-with-next="always"/>
      <style:text-properties fo:text-transform="uppercase" fo:color="#007789" style:font-name="Constantia" fo:font-size="12pt" style:font-name-asian="Times New Roman" style:font-size-asian="12pt" style:font-name-complex="Times New Roman"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071cm" fo:margin-bottom="0cm" fo:keep-together="always" fo:hyphenation-ladder-count="no-limit" fo:keep-with-next="always"/>
      <style:text-properties fo:color="#004f5b" style:font-name="Constantia" fo:font-size="12pt" style:font-name-asian="Times New Roman" style:font-size-asian="12pt" style:font-name-complex="Times New Roman" style:font-size-complex="12pt"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071cm" fo:margin-bottom="0cm" fo:keep-together="always" fo:hyphenation-ladder-count="no-limit" fo:keep-with-next="always"/>
      <style:text-properties fo:color="#004f5b" style:font-name="Constantia" style:font-name-asian="Times New Roman" style:font-name-complex="Times New Roman"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071cm" fo:margin-bottom="0cm" fo:keep-together="always" fo:hyphenation-ladder-count="no-limit" fo:keep-with-next="always"/>
      <style:text-properties fo:color="#004f5b" style:font-name="Constantia" fo:font-style="italic" style:font-name-asian="Times New Roman" style:font-style-asian="italic" style:font-name-complex="Times New Roman" style:font-style-complex="italic"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071cm" fo:margin-bottom="0cm" fo:keep-together="always" fo:hyphenation-ladder-count="no-limit" fo:keep-with-next="always"/>
      <style:text-properties fo:color="#272727" style:font-name="Constantia" style:font-name-asian="Times New Roman" style:font-name-complex="Times New Roman" style:font-size-complex="10.5pt"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071cm" fo:margin-bottom="0cm" fo:keep-together="always" fo:hyphenation-ladder-count="no-limit" fo:keep-with-next="always"/>
      <style:text-properties fo:color="#272727" style:font-name="Constantia" fo:font-style="italic" style:font-name-asian="Times New Roman" style:font-style-asian="italic" style:font-name-complex="Times New Roman" style:font-size-complex="10.5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Información_20_de_20_contacto" style:display-name="Información de contacto" style:family="paragraph" style:parent-style-name="Normal">
      <style:paragraph-properties fo:margin-top="0cm" fo:margin-bottom="0cm" fo:text-align="center" style:justify-single-word="false" fo:hyphenation-ladder-count="no-limit"/>
      <style:text-properties fo:hyphenate="false" fo:hyphenation-remain-char-count="0" fo:hyphenation-push-char-count="0"/>
    </style:style>
    <style:style style:name="Lista_20_con_20_viñetas" style:display-name="Lista con viñetas" style:family="paragraph" style:parent-style-name="Normal" style:list-style-name="LFO4">
      <style:paragraph-properties fo:hyphenation-ladder-count="no-limit"/>
      <style:text-properties fo:hyphenate="false" fo:hyphenation-remain-char-count="0" fo:hyphenation-push-char-count="0"/>
    </style:style>
    <style:style style:name="Heading" style:family="paragraph" style:parent-style-name="Normal" style:class="text">
      <style:paragraph-properties fo:margin-top="0cm" fo:margin-bottom="0cm" fo:line-height="100%"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class="chapter">
      <style:paragraph-properties fo:margin-top="0.847cm" fo:margin-bottom="0.071cm" fo:line-height="100%" fo:text-align="center" style:justify-single-word="false" fo:hyphenation-ladder-count="no-limit"/>
      <style:text-properties fo:color="#007789" style:font-name="Constantia" fo:font-size="30pt" style:letter-kerning="true" style:font-name-asian="Times New Roman" style:font-size-asian="30pt" style:font-name-complex="Times New Roman" fo:hyphenate="false" fo:hyphenation-remain-char-count="0" fo:hyphenation-push-char-count="0"/>
    </style:style>
    <style:style style:name="Subtitle" style:family="paragraph" style:parent-style-name="Normal" style:class="chapter">
      <style:paragraph-properties fo:margin-top="0cm" fo:margin-bottom="0.847cm" fo:text-align="center" style:justify-single-word="false" fo:hyphenation-ladder-count="no-limit"/>
      <style:text-properties fo:text-transform="uppercase" style:font-name="Constantia" fo:font-size="13pt" style:font-name-asian="Times New Roman" style:font-size-asian="13pt" style:font-name-complex="Times New Roman" fo:hyphenate="false" fo:hyphenation-remain-char-count="0" fo:hyphenation-push-char-count="0"/>
    </style:style>
    <style:style style:name="Footer" style:family="paragraph" style:parent-style-name="Normal" style:class="extra">
      <style:paragraph-properties fo:margin-top="0cm" fo:margin-bottom="0cm" fo:line-height="100%" fo:text-align="end" style:justify-single-word="false" fo:hyphenation-ladder-count="no-limit"/>
      <style:text-properties fo:text-transform="uppercase" fo:hyphenate="false" fo:hyphenation-remain-char-count="0" fo:hyphenation-push-char-count="0"/>
    </style:style>
    <style:style style:name="Foto" style:family="paragraph" style:parent-style-name="Normal">
      <style:paragraph-properties fo:margin-top="0cm" fo:margin-bottom="0cm" fo:line-height="100%" fo:text-align="center" style:justify-single-word="false" fo:hyphenation-ladder-count="no-limit"/>
      <style:text-properties fo:hyphenate="false" fo:hyphenation-remain-char-count="0" fo:hyphenation-push-char-count="0"/>
    </style:style>
    <style:style style:name="Lista_20_con_20_números" style:display-name="Lista con números" style:family="paragraph" style:parent-style-name="Normal" style:list-style-name="LFO3">
      <style:paragraph-properties fo:hyphenation-ladder-count="no-limit"/>
      <style:text-properties fo:hyphenate="false" fo:hyphenation-remain-char-count="0" fo:hyphenation-push-char-count="0"/>
    </style:style>
    <style:style style:name="Cita_20_destacada" style:display-name="Cita destacada" style:family="paragraph" style:parent-style-name="Normal" style:next-style-name="Normal">
      <style:paragraph-properties fo:margin-left="1.524cm" fo:margin-right="1.524cm" fo:margin-top="0.635cm" fo:margin-bottom="0.635cm" fo:text-align="center" style:justify-single-word="false" fo:hyphenation-ladder-count="no-limit" fo:text-indent="0cm" style:auto-text-indent="false" fo:padding-left="0cm" fo:padding-right="0cm" fo:padding-top="0.353cm" fo:padding-bottom="0.353cm" fo:border-left="none" fo:border-right="none" fo:border-top="0.018cm solid #007789" fo:border-bottom="0.018cm solid #007789" style:shadow="none">
        <style:tab-stops/>
      </style:paragraph-properties>
      <style:text-properties fo:color="#007789" fo:font-style="italic" style:font-style-asian="italic" style:font-style-complex="italic" fo:hyphenate="false" fo:hyphenation-remain-char-count="0" fo:hyphenation-push-char-count="0"/>
    </style:style>
    <style:style style:name="Descripción" style:family="paragraph" style:parent-style-name="Normal" style:next-style-name="Normal">
      <style:paragraph-properties fo:margin-top="0cm" fo:margin-bottom="0.353cm" fo:line-height="100%" fo:hyphenation-ladder-count="no-limit"/>
      <style:text-properties fo:color="#4e5b6f" fo:font-style="italic" style:font-style-asian="italic" style:font-size-complex="9pt" style:font-style-complex="italic" fo:hyphenate="false" fo:hyphenation-remain-char-count="0" fo:hyphenation-push-char-count="0"/>
    </style:style>
    <style:style style:name="Texto_20_de_20_globo" style:display-name="Texto de globo" style:family="paragraph" style:parent-style-name="Normal">
      <style:paragraph-properties fo:margin-top="0cm" fo:margin-bottom="0cm" fo:line-height="100%" fo:hyphenation-ladder-count="no-limit"/>
      <style:text-properties style:font-name="Segoe UI" style:font-name-complex="Segoe UI" style:font-size-complex="9pt" fo:hyphenate="false" fo:hyphenation-remain-char-count="0" fo:hyphenation-push-char-count="0"/>
    </style:style>
    <style:style style:name="Texto_20_de_20_bloque" style:display-name="Texto de bloque" style:family="paragraph" style:parent-style-name="Normal">
      <style:paragraph-properties fo:margin-left="2.032cm" fo:margin-right="2.032cm" fo:hyphenation-ladder-count="no-limit" fo:text-indent="0cm" style:auto-text-indent="false" fo:padding="0.353cm" fo:border="0.009cm solid #007789" style:shadow="none">
        <style:tab-stops/>
      </style:paragraph-properties>
      <style:text-properties fo:color="#007789" fo:font-style="italic" style:font-name-asian="Times New Roman" style:font-style-asian="italic" style:font-style-complex="italic" fo:hyphenate="false" fo:hyphenation-remain-char-count="0" fo:hyphenation-push-char-count="0"/>
    </style:style>
    <style:style style:name="Texto_20_independiente_20_3" style:display-name="Texto independiente 3" style:family="paragraph" style:parent-style-name="Normal">
      <style:paragraph-properties fo:margin-top="0.212cm" fo:margin-bottom="0.212cm" fo:hyphenation-ladder-count="no-limit"/>
      <style:text-properties style:font-size-complex="8pt" fo:hyphenate="false" fo:hyphenation-remain-char-count="0" fo:hyphenation-push-char-count="0"/>
    </style:style>
    <style:style style:name="Sangría_20_3_20_de_20_t._20_independiente" style:display-name="Sangría 3 de t. independiente" style:family="paragraph" style:parent-style-name="Normal">
      <style:paragraph-properties fo:margin-left="0.635cm" fo:margin-right="0cm" fo:margin-top="0.212cm" fo:margin-bottom="0.212cm" fo:hyphenation-ladder-count="no-limit" fo:text-indent="0cm" style:auto-text-indent="false">
        <style:tab-stops/>
      </style:paragraph-properties>
      <style:text-properties style:font-size-complex="8pt" fo:hyphenate="false" fo:hyphenation-remain-char-count="0" fo:hyphenation-push-char-count="0"/>
    </style:style>
    <style:style style:name="Texto_20_comentario" style:display-name="Texto comentario" style:family="paragraph" style:parent-style-name="Normal">
      <style:paragraph-properties fo:line-height="100%" fo:hyphenation-ladder-count="no-limit"/>
      <style:text-properties style:font-size-complex="10pt" fo:hyphenate="false" fo:hyphenation-remain-char-count="0" fo:hyphenation-push-char-count="0"/>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fo:hyphenation-remain-char-count="0" fo:hyphenation-push-char-count="0"/>
    </style:style>
    <style:style style:name="Mapa_20_del_20_documento" style:display-name="Mapa del documento" style:family="paragraph" style:parent-style-name="Normal">
      <style:paragraph-properties fo:margin-top="0cm" fo:margin-bottom="0cm" fo:line-height="100%" fo:hyphenation-ladder-count="no-limit"/>
      <style:text-properties style:font-name="Segoe UI" style:font-name-complex="Segoe UI" style:font-size-complex="8pt" fo:hyphenate="false" fo:hyphenation-remain-char-count="0" fo:hyphenation-push-char-count="0"/>
    </style:style>
    <style:style style:name="Texto_20_nota_20_al_20_final" style:display-name="Texto nota al final" style:family="paragraph" style:parent-style-name="Normal">
      <style:paragraph-properties fo:margin-top="0cm" fo:margin-bottom="0cm" fo:line-height="100%" fo:hyphenation-ladder-count="no-limit"/>
      <style:text-properties style:font-size-complex="10pt" fo:hyphenate="false" fo:hyphenation-remain-char-count="0" fo:hyphenation-push-char-count="0"/>
    </style:style>
    <style:style style:name="Remite_20_de_20_sobre" style:display-name="Remite de sobre" style:family="paragraph" style:parent-style-name="Normal">
      <style:paragraph-properties fo:margin-top="0cm" fo:margin-bottom="0cm" fo:line-height="100%" fo:hyphenation-ladder-count="no-limit"/>
      <style:text-properties style:font-name="Constantia" style:font-name-asian="Times New Roman" style:font-name-complex="Times New Roman" style:font-size-complex="10pt" fo:hyphenate="false" fo:hyphenation-remain-char-count="0" fo:hyphenation-push-char-count="0"/>
    </style:style>
    <style:style style:name="Texto_20_nota_20_pie" style:display-name="Texto nota pie" style:family="paragraph" style:parent-style-name="Normal">
      <style:paragraph-properties fo:margin-top="0cm" fo:margin-bottom="0cm" fo:line-height="100%" fo:hyphenation-ladder-count="no-limit"/>
      <style:text-properties style:font-size-complex="10pt" fo:hyphenate="false" fo:hyphenation-remain-char-count="0" fo:hyphenation-push-char-count="0"/>
    </style:style>
    <style:style style:name="HTML_20_con_20_formato_20_previo" style:display-name="HTML con formato previo" style:family="paragraph" style:parent-style-name="Normal">
      <style:paragraph-properties fo:margin-top="0cm" fo:margin-bottom="0cm" fo:line-height="100%" fo:hyphenation-ladder-count="no-limit"/>
      <style:text-properties style:font-name="Consolas" style:font-size-complex="10pt" fo:hyphenate="false" fo:hyphenation-remain-char-count="0" fo:hyphenation-push-char-count="0"/>
    </style:style>
    <style:style style:name="Texto_20_macro" style:display-name="Texto macro" style:family="paragraph">
      <style:paragraph-properties fo:margin-top="0.212cm" fo:margin-bottom="0cm"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style:font-size-complex="10pt" fo:hyphenate="false" fo:hyphenation-remain-char-count="0" fo:hyphenation-push-char-count="0"/>
    </style:style>
    <style:style style:name="Texto_20_sin_20_formato" style:display-name="Texto sin formato" style:family="paragraph" style:parent-style-name="Normal">
      <style:paragraph-properties fo:margin-top="0cm" fo:margin-bottom="0cm" fo:line-height="100%" fo:hyphenation-ladder-count="no-limit"/>
      <style:text-properties style:font-name="Consolas" style:font-size-complex="10.5pt"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007789" style:font-name="Constantia" fo:font-size="16pt" style:font-name-asian="Times New Roman" style:font-size-asian="16pt" style:font-name-complex="Times New Roman"/>
    </style:style>
    <style:style style:name="Título_20_2_20_Car" style:display-name="Título 2 Car" style:family="text" style:parent-style-name="Fuente_20_de_20_párrafo_20_predeter.">
      <style:text-properties fo:text-transform="uppercase" fo:color="#007789" style:font-name="Constantia" fo:font-size="12pt" style:font-name-asian="Times New Roman" style:font-size-asian="12pt" style:font-name-complex="Times New Roman"/>
    </style:style>
    <style:style style:name="Título_20_Car" style:display-name="Título Car" style:family="text" style:parent-style-name="Fuente_20_de_20_párrafo_20_predeter.">
      <style:text-properties fo:color="#007789" style:font-name="Constantia" fo:font-size="30pt" style:letter-kerning="true" style:font-name-asian="Times New Roman" style:font-size-asian="30pt" style:font-name-complex="Times New Roman"/>
    </style:style>
    <style:style style:name="Subtítulo_20_Car" style:display-name="Subtítulo Car" style:family="text" style:parent-style-name="Fuente_20_de_20_párrafo_20_predeter.">
      <style:text-properties fo:text-transform="uppercase" style:font-name="Constantia" fo:font-size="13pt" style:font-name-asian="Times New Roman" style:font-size-asian="13pt" style:font-name-complex="Times New Roman"/>
    </style:style>
    <style:style style:name="Pie_20_de_20_página_20_Car" style:display-name="Pie de página Car" style:family="text" style:parent-style-name="Fuente_20_de_20_párrafo_20_predeter.">
      <style:text-properties fo:text-transform="uppercase"/>
    </style:style>
    <style:style style:name="Encabezado_20_Car" style:display-name="Encabezado Car" style:family="text" style:parent-style-name="Fuente_20_de_20_párrafo_20_predeter.">
      <style:text-properties fo:color="#595959" fo:font-size="10pt" style:font-size-asian="10pt" style:language-asian="ja" style:country-asian="JP" style:font-size-complex="10pt"/>
    </style:style>
    <style:style style:name="Título_20_3_20_Car" style:display-name="Título 3 Car" style:family="text" style:parent-style-name="Fuente_20_de_20_párrafo_20_predeter.">
      <style:text-properties fo:color="#004f5b" style:font-name="Constantia" fo:font-size="12pt" style:font-name-asian="Times New Roman" style:font-size-asian="12pt" style:font-name-complex="Times New Roman" style:font-size-complex="12pt"/>
    </style:style>
    <style:style style:name="Título_20_8_20_Car" style:display-name="Título 8 Car" style:family="text" style:parent-style-name="Fuente_20_de_20_párrafo_20_predeter.">
      <style:text-properties fo:color="#272727" style:font-name="Constantia" style:font-name-asian="Times New Roman" style:font-name-complex="Times New Roman" style:font-size-complex="10.5pt"/>
    </style:style>
    <style:style style:name="Título_20_9_20_Car" style:display-name="Título 9 Car" style:family="text" style:parent-style-name="Fuente_20_de_20_párrafo_20_predeter.">
      <style:text-properties fo:color="#272727" style:font-name="Constantia" fo:font-style="italic" style:font-name-asian="Times New Roman" style:font-style-asian="italic" style:font-name-complex="Times New Roman" style:font-size-complex="10.5pt" style:font-style-complex="italic"/>
    </style:style>
    <style:style style:name="Énfasis_20_intenso" style:display-name="Énfasis intenso" style:family="text" style:parent-style-name="Fuente_20_de_20_párrafo_20_predeter.">
      <style:text-properties fo:color="#007789" fo:font-style="italic" style:font-style-asian="italic" style:font-style-complex="italic"/>
    </style:style>
    <style:style style:name="Cita_20_destacada_20_Car" style:display-name="Cita destacada Car" style:family="text" style:parent-style-name="Fuente_20_de_20_párrafo_20_predeter.">
      <style:text-properties fo:color="#007789" fo:font-style="italic" style:font-style-asian="italic" style:font-style-complex="italic"/>
    </style:style>
    <style:style style:name="Referencia_20_intensa" style:display-name="Referencia intensa" style:family="text" style:parent-style-name="Fuente_20_de_20_párrafo_20_predeter.">
      <style:text-properties fo:font-variant="small-caps" fo:color="#007789" fo:letter-spacing="0.009cm" fo:font-weight="bold" style:font-weight-asian="bold" style:font-weight-complex="bold"/>
    </style:style>
    <style:style style:name="Texto_20_de_20_globo_20_Car" style:display-name="Texto de globo Car" style:family="text" style:parent-style-name="Fuente_20_de_20_párrafo_20_predeter.">
      <style:text-properties style:font-name="Segoe UI" style:font-name-complex="Segoe UI" style:font-size-complex="9pt"/>
    </style:style>
    <style:style style:name="Texto_20_independiente_20_3_20_Car" style:display-name="Texto independiente 3 Car" style:family="text" style:parent-style-name="Fuente_20_de_20_párrafo_20_predeter.">
      <style:text-properties style:font-size-complex="8pt"/>
    </style:style>
    <style:style style:name="Sangría_20_3_20_de_20_t._20_independiente_20_Car" style:display-name="Sangría 3 de t. independiente Car" style:family="text" style:parent-style-name="Fuente_20_de_20_párrafo_20_predeter.">
      <style:text-properties style:font-size-complex="8pt"/>
    </style:style>
    <style:style style:name="Ref._20_de_20_comentario" style:display-name="Ref. de comentario" style:family="text" style:parent-style-name="Fuente_20_de_20_párrafo_20_predeter.">
      <style:text-properties fo:font-size="11pt" style:font-size-asian="11pt" style:font-size-complex="8pt"/>
    </style:style>
    <style:style style:name="Texto_20_comentario_20_Car" style:display-name="Texto comentario Car" style:family="text" style:parent-style-name="Fuente_20_de_20_párrafo_20_predeter.">
      <style:text-properties style:font-size-complex="10pt"/>
    </style:style>
    <style:style style:name="Asunto_20_del_20_comentario_20_Car" style:display-name="Asunto del comentario Car" style:family="text" style:parent-style-name="Texto_20_comentario_20_Car">
      <style:text-properties fo:font-weight="bold" style:font-weight-asian="bold" style:font-size-complex="10pt" style:font-weight-complex="bold"/>
    </style:style>
    <style:style style:name="Mapa_20_del_20_documento_20_Car" style:display-name="Mapa del documento Car" style:family="text" style:parent-style-name="Fuente_20_de_20_párrafo_20_predeter.">
      <style:text-properties style:font-name="Segoe UI" style:font-name-complex="Segoe UI" style:font-size-complex="8pt"/>
    </style:style>
    <style:style style:name="Texto_20_nota_20_al_20_final_20_Car" style:display-name="Texto nota al final Car" style:family="text" style:parent-style-name="Fuente_20_de_20_párrafo_20_predeter.">
      <style:text-properties style:font-size-complex="10pt"/>
    </style:style>
    <style:style style:name="Hipervínculo_20_visitado" style:display-name="Hipervínculo visitado" style:family="text" style:parent-style-name="Fuente_20_de_20_párrafo_20_predeter.">
      <style:text-properties fo:color="#007789" style:text-underline-style="solid" style:text-underline-width="auto" style:text-underline-color="font-color" style:text-underline-mode="continuous" style:text-overline-mode="continuous" style:text-line-through-mode="continuous"/>
    </style:style>
    <style:style style:name="Texto_20_nota_20_pie_20_Car" style:display-name="Texto nota pie Car" style:family="text" style:parent-style-name="Fuente_20_de_20_párrafo_20_predeter.">
      <style:text-properties style:font-size-complex="10pt"/>
    </style:style>
    <style:style style:name="Código_20_HTML" style:display-name="Código HTML" style:family="text" style:parent-style-name="Fuente_20_de_20_párrafo_20_predeter.">
      <style:text-properties style:font-name="Consolas" fo:font-size="11pt" style:font-size-asian="11pt" style:font-size-complex="10pt"/>
    </style:style>
    <style:style style:name="Teclado_20_HTML" style:display-name="Teclado HTML" style:family="text" style:parent-style-name="Fuente_20_de_20_párrafo_20_predeter.">
      <style:text-properties style:font-name="Consolas" fo:font-size="11pt" style:font-size-asian="11pt" style:font-size-complex="10pt"/>
    </style:style>
    <style:style style:name="HTML_20_con_20_formato_20_previo_20_Car" style:display-name="HTML con formato previo Car" style:family="text" style:parent-style-name="Fuente_20_de_20_párrafo_20_predeter.">
      <style:text-properties style:font-name="Consolas" style:font-size-complex="10pt"/>
    </style:style>
    <style:style style:name="Máquina_20_de_20_escribir_20_HTML" style:display-name="Máquina de escribir HTML" style:family="text" style:parent-style-name="Fuente_20_de_20_párrafo_20_predeter.">
      <style:text-properties style:font-name="Consolas" fo:font-size="11pt" style:font-size-asian="11pt" style:font-size-complex="10pt"/>
    </style:style>
    <style:style style:name="Hipervínculo" style:family="text" style:parent-style-name="Fuente_20_de_20_párrafo_20_predeter.">
      <style:text-properties fo:color="#835d00" style:text-underline-style="solid" style:text-underline-width="auto" style:text-underline-color="font-color" style:text-underline-mode="continuous" style:text-overline-mode="continuous" style:text-line-through-mode="continuous"/>
    </style:style>
    <style:style style:name="Texto_20_macro_20_Car" style:display-name="Texto macro Car" style:family="text" style:parent-style-name="Fuente_20_de_20_párrafo_20_predeter.">
      <style:text-properties style:font-name="Consolas" style:font-size-complex="10pt"/>
    </style:style>
    <style:style style:name="Texto_20_del_20_marcador_20_de_20_posición" style:display-name="Texto del marcador de posición" style:family="text" style:parent-style-name="Fuente_20_de_20_párrafo_20_predeter.">
      <style:text-properties fo:color="#595959"/>
    </style:style>
    <style:style style:name="Texto_20_sin_20_formato_20_Car" style:display-name="Texto sin formato Car" style:family="text" style:parent-style-name="Fuente_20_de_20_párrafo_20_predeter.">
      <style:text-properties style:font-name="Consolas" style:font-size-complex="10.5pt"/>
    </style:style>
    <style:style style:name="Título_20_7_20_Car" style:display-name="Título 7 Car" style:family="text" style:parent-style-name="Fuente_20_de_20_párrafo_20_predeter.">
      <style:text-properties fo:color="#004f5b" style:font-name="Constantia" fo:font-style="italic" style:font-name-asian="Times New Roman" style:font-style-asian="italic" style:font-name-complex="Times New Roman" style:font-style-complex="italic"/>
    </style:style>
    <style:style style:name="Título_20_6_20_Car" style:display-name="Título 6 Car" style:family="text" style:parent-style-name="Fuente_20_de_20_párrafo_20_predeter.">
      <style:text-properties fo:color="#004f5b" style:font-name="Constantia" style:font-name-asian="Times New Roman" style:font-name-complex="Times New Roman"/>
    </style:style>
    <style:style style:name="WW_5f_CharLFO1LVL1" style:display-name="WW_CharLFO1LVL1" style:family="text">
      <style:text-properties fo:color="#0d0d0d" style:font-name="Century Gothic"/>
    </style:style>
    <style:style style:name="WW_5f_CharLFO4LVL1" style:display-name="WW_CharLFO4LVL1" style:family="text">
      <style:text-properties fo:color="#0d0d0d" style:font-name="Century Gothic"/>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entury Gothic"/>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style:language-complex="es" style:country-complex="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595959"/>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595959"/>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Fuente_20_de_20_párrafo_20_predeter."><text:span text:style-name="MT1">Página </text:span></text:span><text:span text:style-name="Fuente_20_de_20_párrafo_20_predeter."><text:span text:style-name="MT1"><text:page-number style:num-format="1" text:select-page="current">3</text:page-number></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dc:description/>
    <dc:subject/>
    <meta:initial-creator>Yolanda</meta:initial-creator>
    <dc:creator>Borja Martín Alonso</dc:creator>
    <meta:creation-date>2019-04-27T15:06:00Z</meta:creation-date>
    <dc:date>2019-04-28T01:34:23.24</dc:date>
    <meta:editing-cycles>3</meta:editing-cycles>
    <meta:editing-duration>PT3H5M21S</meta:editing-duration>
    <meta:document-statistic meta:table-count="0" meta:image-count="1" meta:object-count="0" meta:page-count="3" meta:paragraph-count="25" meta:word-count="680" meta:character-count="4016"/>
    <meta:template xlink:type="simple" xlink:actuate="onRequest" xlink:title="" xlink:href="./Informe%20de%20estudiante%20con%20foto%20de%20portada.dotx"/>
  </office:meta>
</office:document-meta>
</file>